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NimbusRomNo9L-Regu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45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2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99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20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5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7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3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6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7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7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27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4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43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6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0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6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27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7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79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34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8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5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3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356" draw:master-page-name="Master1-Layout7-blank-Blank" presentation:presentation-page-layout-name="Master1-PPL7" draw:id="Slide-266">
        <draw:frame draw:id="id63" presentation:style-name="a360" draw:name="Title 1" svg:x="0in" svg:y="0.17535in" svg:width="12.03896in" svg:height="0.99306in" presentation:class="title" presentation:placeholder="false">
          <draw:text-box>
            <text:p text:style-name="a359" text:class-names="" text:cond-style-name=""><text:span text:style-name="a357" text:class-names="">Prepared Statements Function and Triggers</text:span><text:span text:style-name="a358" text:class-names=""/></text:p>
          </draw:text-box>
          <svg:title/>
          <svg:desc/>
        </draw:frame>
        <draw:custom-shape svg:x="3.55844in" svg:y="1.83803in" svg:width="5.96681in" svg:height="1.3127in" draw:id="id64" draw:style-name="a371" draw:name="Rectangle 2">
          <svg:title/>
          <svg:desc/>
          <text:list text:style-name="a363">
            <text:list-item>
              <text:p text:style-name="a362" text:class-names="" text:cond-style-name=""><text:span text:style-name="a361" text:class-names="">SQL prepared statement</text:span></text:p>
            </text:list-item>
          </text:list>
          <text:list text:style-name="a366">
            <text:list-item>
              <text:p text:style-name="a365" text:class-names="" text:cond-style-name=""><text:span text:style-name="a364" text:class-names="">SQL Functions<text:s text:c="1"/></text:span></text:p>
            </text:list-item>
          </text:list>
          <text:list text:style-name="a370">
            <text:list-item>
              <text:p text:style-name="a369" text:class-names="" text:cond-style-name=""><text:span text:style-name="a367" text:class-names="">SQL Triggers</text:span><text:span text:style-name="a36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72" draw:master-page-name="Master1-Layout7-blank-Blank" presentation:presentation-page-layout-name="Master1-PPL7" draw:id="Slide-257">
        <draw:frame draw:id="id65" presentation:style-name="a376" draw:name="Title 1" svg:x="0in" svg:y="0.17535in" svg:width="10in" svg:height="0.99306in" presentation:class="title" presentation:placeholder="false">
          <draw:text-box>
            <text:p text:style-name="a375" text:class-names="" text:cond-style-name=""><text:span text:style-name="a373" text:class-names="">SQL prepared statements</text:span><text:span text:style-name="a374" text:class-names=""/></text:p>
          </draw:text-box>
          <svg:title/>
          <svg:desc/>
        </draw:frame>
        <draw:custom-shape svg:x="0in" svg:y="1.30556in" svg:width="11.88889in" svg:height="3.53418in" draw:id="id66" draw:style-name="a400" draw:name="Rectangle 2">
          <svg:title/>
          <svg:desc/>
          <text:list text:style-name="a379">
            <text:list-item>
              <text:p text:style-name="a378" text:class-names="" text:cond-style-name=""><text:span text:style-name="a377" text:class-names="">Create prepared statement and execute it:</text:span></text:p>
            </text:list-item>
          </text:list>
          <text:p text:style-name="a381" text:class-names="" text:cond-style-name=""><text:span text:style-name="a380" text:class-names=""/></text:p>
          <text:p text:style-name="a383" text:class-names="" text:cond-style-name=""><text:span text:style-name="a382" text:class-names="">DELIMITER //</text:span></text:p>
          <text:p text:style-name="a385" text:class-names="" text:cond-style-name=""><text:span text:style-name="a384" text:class-names="">create procedure p30(search_value int)</text:span></text:p>
          <text:p text:style-name="a387" text:class-names="" text:cond-style-name=""><text:span text:style-name="a386" text:class-names="">begin <text:s text:c="1"/></text:span></text:p>
          <text:p text:style-name="a389" text:class-names="" text:cond-style-name=""><text:span text:style-name="a388" text:class-names=""><text:s text:c="4"/>set @sql = concat('select * from t where s1 = ', search_value); <text:s text:c="1"/></text:span></text:p>
          <text:p text:style-name="a391" text:class-names="" text:cond-style-name=""><text:span text:style-name="a390" text:class-names=""><text:s text:c="4"/>prepare st from @sql; <text:s text:c="1"/></text:span></text:p>
          <text:p text:style-name="a393" text:class-names="" text:cond-style-name=""><text:span text:style-name="a392" text:class-names=""><text:s text:c="4"/>execute st;</text:span></text:p>
          <text:p text:style-name="a395" text:class-names="" text:cond-style-name=""><text:span text:style-name="a394" text:class-names="">end; //</text:span></text:p>
          <text:p text:style-name="a397" text:class-names="" text:cond-style-name=""><text:span text:style-name="a396" text:class-names=""/></text:p>
          <text:p text:style-name="a399" text:class-names="" text:cond-style-name=""><text:span text:style-name="a398" text:class-names="">//DELIMITER ;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01" draw:master-page-name="Master1-Layout7-blank-Blank" presentation:presentation-page-layout-name="Master1-PPL7" draw:id="Slide-258">
        <draw:frame draw:id="id67" presentation:style-name="a405" draw:name="Title 1" svg:x="0in" svg:y="0.17535in" svg:width="10in" svg:height="0.99306in" presentation:class="title" presentation:placeholder="false">
          <draw:text-box>
            <text:p text:style-name="a404" text:class-names="" text:cond-style-name=""><text:span text:style-name="a402" text:class-names="">SQL prepared statements</text:span><text:span text:style-name="a403" text:class-names=""/></text:p>
          </draw:text-box>
          <svg:title/>
          <svg:desc/>
        </draw:frame>
        <draw:custom-shape svg:x="0in" svg:y="1.16841in" svg:width="11.93056in" svg:height="1.1444in" draw:id="id68" draw:style-name="a413" draw:name="Rectangle 2">
          <svg:title/>
          <svg:desc/>
          <text:p text:style-name="a407" text:class-names="" text:cond-style-name=""><text:span text:style-name="a406" text:class-names="">Exercise:</text:span></text:p>
          <text:p text:style-name="a409" text:class-names="" text:cond-style-name=""><text:span text:style-name="a408" text:class-names=""/></text:p>
          <text:p text:style-name="a412" text:class-names="" text:cond-style-name=""><text:span text:style-name="a410" text:class-names="">Create a prepared statement that will search and return the row with employee ID number 8?</text:span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14" draw:master-page-name="Master1-Layout7-blank-Blank" presentation:presentation-page-layout-name="Master1-PPL7" draw:id="Slide-260">
        <draw:frame draw:id="id69" presentation:style-name="a418" draw:name="Title 1" svg:x="0in" svg:y="0.17535in" svg:width="10in" svg:height="0.99306in" presentation:class="title" presentation:placeholder="false">
          <draw:text-box>
            <text:p text:style-name="a417" text:class-names="" text:cond-style-name=""><text:span text:style-name="a415" text:class-names="">SQL Functions</text:span><text:span text:style-name="a416" text:class-names=""/></text:p>
          </draw:text-box>
          <svg:title/>
          <svg:desc/>
        </draw:frame>
        <draw:custom-shape svg:x="0in" svg:y="1.25234in" svg:width="10in" svg:height="1.91855in" draw:id="id70" draw:style-name="a427" draw:name="Rectangle 2">
          <svg:title/>
          <svg:desc/>
          <text:list text:style-name="a421">
            <text:list-item>
              <text:p text:style-name="a420" text:class-names="" text:cond-style-name=""><text:span text:style-name="a419" text:class-names="">What is the different between procedure and functions?</text:span></text:p>
            </text:list-item>
          </text:list>
          <text:list text:style-name="a424">
            <text:list-item>
              <text:p text:style-name="a423" text:class-names="" text:cond-style-name=""><text:span text:style-name="a422" text:class-names="">Functions look a lot like procedures. The only noticeable syntax differences are that we say create function instead of create procedure, and we need a RETURNS clause to say what the data type of the function is, and we need a RETURN statement because a function must return a value.</text:span></text:p>
            </text:list-item>
          </text:list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28" draw:master-page-name="Master1-Layout7-blank-Blank" presentation:presentation-page-layout-name="Master1-PPL7" draw:id="Slide-259">
        <draw:frame draw:id="id71" presentation:style-name="a432" draw:name="Title 1" svg:x="0in" svg:y="0.17535in" svg:width="10in" svg:height="0.99306in" presentation:class="title" presentation:placeholder="false">
          <draw:text-box>
            <text:p text:style-name="a431" text:class-names="" text:cond-style-name=""><text:span text:style-name="a429" text:class-names="">SQL Functions</text:span><text:span text:style-name="a430" text:class-names=""/></text:p>
          </draw:text-box>
          <svg:title/>
          <svg:desc/>
        </draw:frame>
        <draw:frame draw:id="id72" draw:style-name="a477" draw:name="Rectangle 3" svg:x="0in" svg:y="1.25in" svg:width="13in" svg:height="6.17991in">
          <draw:text-box>
            <text:list text:style-name="a435">
              <text:list-item>
                <text:p text:style-name="a434" text:class-names="" text:cond-style-name=""><text:span text:style-name="a433" text:class-names="">Functions are declared using the following syntax:</text:span></text:p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36" text:class-names="">function</text:span><text:span text:style-name="a437" text:class-names=""><text:s text:c="1"/>&lt;function-name&gt; (param_spec</text:span><text:span text:style-name="a438" text:class-names="">1</text:span><text:span text:style-name="a439" text:class-names="">, …, param_spec</text:span><text:span text:style-name="a440" text:class-names="">k</text:span><text:span text:style-name="a441" text:class-names="">)<text:s text:c="1"/>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<text:tab/><text:tab/>returns &lt;return_type&gt; <text:s text:c="1"/>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<text:tab/><text:tab/>[not] deterministic <text:s text:c="12"/>allow optimization if same output<text:s text:c="1"/>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<text:s text:c="26"/>for the same input (use RAND not deterministic )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Begin <text:s text:c="33"/>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<text:tab/>-- execution code<text:tab/>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end;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/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>where param_spec is:</text:span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<text:tab/><text:tab/> [in | out | in out] &lt;param_name&gt; &lt;param_type&gt;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/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You need ADMIN privilege to create functions on mysql-user server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78" draw:master-page-name="Master1-Layout7-blank-Blank" presentation:presentation-page-layout-name="Master1-PPL7" draw:id="Slide-261">
        <draw:frame draw:id="id73" presentation:style-name="a482" draw:name="Title 1" svg:x="0in" svg:y="0.17535in" svg:width="10in" svg:height="0.99306in" presentation:class="title" presentation:placeholder="false">
          <draw:text-box>
            <text:p text:style-name="a481" text:class-names="" text:cond-style-name=""><text:span text:style-name="a479" text:class-names="">SQL Functions</text:span><text:span text:style-name="a480" text:class-names=""/></text:p>
          </draw:text-box>
          <svg:title/>
          <svg:desc/>
        </draw:frame>
        <draw:custom-shape svg:x="0in" svg:y="1.24299in" svg:width="12.16822in" svg:height="5.25078in" draw:id="id74" draw:style-name="a519" draw:name="Rectangle 3">
          <svg:title/>
          <svg:desc/>
          <text:list text:style-name="a485">
            <text:list-item>
              <text:p text:style-name="a484" text:class-names="" text:cond-style-name=""><text:span text:style-name="a483" text:class-names="">CREATE FUNCTION</text:span></text:p>
            </text:list-item>
          </text:list>
          <text:p text:style-name="a487" text:class-names="" text:cond-style-name=""><text:span text:style-name="a486" text:class-names=""/></text:p>
          <text:p text:style-name="a489" text:class-names="" text:cond-style-name=""><text:span text:style-name="a488" text:class-names="">DELIMITER //</text:span></text:p>
          <text:p text:style-name="a491" text:class-names="" text:cond-style-name=""><text:span text:style-name="a490" text:class-names="">CREATE FUNCTION giveRaise (oldVal double, amount double)</text:span></text:p>
          <text:p text:style-name="a493" text:class-names="" text:cond-style-name=""><text:span text:style-name="a492" text:class-names="">Return double</text:span></text:p>
          <text:p text:style-name="a495" text:class-names="" text:cond-style-name=""><text:span text:style-name="a494" text:class-names="">Deterministic</text:span></text:p>
          <text:p text:style-name="a497" text:class-names="" text:cond-style-name=""><text:span text:style-name="a496" text:class-names="">BEGIN<text:s text:c="1"/></text:span></text:p>
          <text:p text:style-name="a499" text:class-names="" text:cond-style-name=""><text:span text:style-name="a498" text:class-names=""><text:s text:c="5"/>declare newVal double;</text:span></text:p>
          <text:p text:style-name="a501" text:class-names="" text:cond-style-name=""><text:span text:style-name="a500" text:class-names=""><text:s text:c="5"/>set newVal = oldVal * (1 + amount);</text:span></text:p>
          <text:p text:style-name="a503" text:class-names="" text:cond-style-name=""><text:span text:style-name="a502" text:class-names=""><text:s text:c="5"/>return newVal;</text:span></text:p>
          <text:p text:style-name="a505" text:class-names="" text:cond-style-name=""><text:span text:style-name="a504" text:class-names="">END; //</text:span></text:p>
          <text:p text:style-name="a507" text:class-names="" text:cond-style-name=""><text:span text:style-name="a506" text:class-names=""/></text:p>
          <text:p text:style-name="a509" text:class-names="" text:cond-style-name=""><text:span text:style-name="a508" text:class-names="">DElMITER ;</text:span></text:p>
          <text:p text:style-name="a511" text:class-names="" text:cond-style-name=""><text:span text:style-name="a510" text:class-names=""/></text:p>
          <text:list text:style-name="a514">
            <text:list-item>
              <text:p text:style-name="a513" text:class-names="" text:cond-style-name=""><text:span text:style-name="a512" text:class-names="">Now lets use the function that we have created</text:span></text:p>
            </text:list-item>
          </text:list>
          <text:p text:style-name="a516" text:class-names="" text:cond-style-name=""><text:span text:style-name="a515" text:class-names="">SELECT emp_name, salary, giveRaise(salary, 0.1) as newSalary</text:span></text:p>
          <text:p text:style-name="a518" text:class-names="" text:cond-style-name=""><text:span text:style-name="a517" text:class-names="">FROM employee;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520" draw:master-page-name="Master1-Layout7-blank-Blank" presentation:presentation-page-layout-name="Master1-PPL7" draw:id="Slide-262">
        <draw:frame draw:id="id75" presentation:style-name="a524" draw:name="Title 1" svg:x="0in" svg:y="0.17535in" svg:width="10in" svg:height="0.99306in" presentation:class="title" presentation:placeholder="false">
          <draw:text-box>
            <text:p text:style-name="a523" text:class-names="" text:cond-style-name=""><text:span text:style-name="a521" text:class-names="">SQL Triggers</text:span><text:span text:style-name="a522" text:class-names=""/></text:p>
          </draw:text-box>
          <svg:title/>
          <svg:desc/>
        </draw:frame>
        <draw:frame draw:id="id76" draw:style-name="a561" draw:name="Rectangle 3" svg:x="0.44965in" svg:y="1.25in" svg:width="11.96593in" svg:height="5.66667in">
          <draw:text-box>
            <text:list text:style-name="a527">
              <text:list-item>
                <text:p text:style-name="a526" text:class-names="" text:cond-style-name=""><text:span text:style-name="a525" text:class-names="">To monitor a database and take a corrective action when a condition occurs</text:span></text:p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Examples:<text:s text:c="1"/>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Charge $10 overdraft fee if the balance of an account after a withdrawal transaction is less than $500<text:s text:c="1"/>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4" text:class-names="">Limit the salary increase of an employee to no more than 5% raise</text:span></text:p>
                      </text:list-item>
                    </text:list>
                  </text:list-item>
                </text:list>
              </text:list-item>
            </text:list>
            <text:p text:style-name="a548" text:class-names="" text:cond-style-name=""><text:span text:style-name="a537" text:class-names=""><text:tab/>CREATE TRIGGER<text:s text:c="1"/></text:span><text:span text:style-name="a538" text:class-names="">trigger-name<text:line-break/><text:tab/></text:span><text:span text:style-name="a539" text:class-names="">trigger-time</text:span><text:span text:style-name="a540" text:class-names=""><text:s text:c="1"/></text:span><text:span text:style-name="a541" text:class-names="">trigger-event</text:span><text:span text:style-name="a542" text:class-names=""><text:s text:c="1"/><text:line-break/><text:tab/></text:span><text:span text:style-name="a543" text:class-names="">ON<text:s text:c="1"/></text:span><text:span text:style-name="a544" text:class-names="">table-name</text:span><text:span text:style-name="a545" text:class-names=""><text:line-break/><text:tab/>FOR EACH ROW<text:line-break/><text:tab/><text:tab/></text:span><text:span text:style-name="a546" text:class-names="">trigger-action</text:span><text:span text:style-name="a547" text:class-names="">;<text:s text:c="1"/></text:span></text:p>
            <text:p text:style-name="a550" text:class-names="" text:cond-style-name=""><text:span text:style-name="a549" text:class-names=""><text:tab/><text:tab/><text:tab/>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1" text:class-names="">trigger-time<text:s text:c="1"/></text:span><text:span text:style-name="a552" text:class-names=""></text:span><text:span text:style-name="a553" text:class-names=""><text:s text:c="1"/>{BEFORE, AFTER}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6" text:class-names="">trigger-event<text:s text:c="1"/></text:span><text:span text:style-name="a557" text:class-names=""></text:span><text:span text:style-name="a558" text:class-names=""><text:s text:c="1"/>{INSERT,DELETE,UPDATE}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562" draw:master-page-name="Master1-Layout7-blank-Blank" presentation:presentation-page-layout-name="Master1-PPL7" draw:id="Slide-263">
        <draw:frame draw:id="id77" presentation:style-name="a566" draw:name="Title 1" svg:x="0in" svg:y="0.17535in" svg:width="10in" svg:height="0.99306in" presentation:class="title" presentation:placeholder="false">
          <draw:text-box>
            <text:p text:style-name="a565" text:class-names="" text:cond-style-name=""><text:span text:style-name="a563" text:class-names="">Triggers Example</text:span><text:span text:style-name="a564" text:class-names=""/></text:p>
          </draw:text-box>
          <svg:title/>
          <svg:desc/>
        </draw:frame>
        <draw:custom-shape svg:x="0in" svg:y="1.16841in" svg:width="12.72727in" svg:height="6.36152in" draw:id="id78" draw:style-name="a604" draw:name="Rectangle 2">
          <svg:title/>
          <svg:desc/>
          <text:list text:style-name="a569">
            <text:list-item>
              <text:p text:style-name="a568" text:class-names="" text:cond-style-name=""><text:span text:style-name="a567" text:class-names="">Triggers Example:</text:span></text:p>
            </text:list-item>
          </text:list>
          <text:list text:style-name="a572">
            <text:list-item>
              <text:p text:style-name="a571" text:class-names="" text:cond-style-name=""><text:span text:style-name="a570" text:class-names="">We want to create a trigger to update the total salary of a department when a new employee is hired</text:span></text:p>
            </text:list-item>
          </text:list>
          <text:p text:style-name="a574" text:class-names="" text:cond-style-name=""><text:span text:style-name="a573" text:class-names="">delimiter //</text:span></text:p>
          <text:p text:style-name="a576" text:class-names="" text:cond-style-name=""><text:span text:style-name="a575" text:class-names="">create trigger update_salary</text:span></text:p>
          <text:p text:style-name="a578" text:class-names="" text:cond-style-name=""><text:span text:style-name="a577" text:class-names="">after insert on employee</text:span></text:p>
          <text:p text:style-name="a580" text:class-names="" text:cond-style-name=""><text:span text:style-name="a579" text:class-names="">for each row<text:s text:c="1"/></text:span></text:p>
          <text:p text:style-name="a582" text:class-names="" text:cond-style-name=""><text:span text:style-name="a581" text:class-names="">begin <text:s text:c="5"/></text:span></text:p>
          <text:p text:style-name="a584" text:class-names="" text:cond-style-name=""><text:span text:style-name="a583" text:class-names=""><text:s text:c="9"/>if new.dept_no is not null then<text:tab/><text:tab/> <text:s text:c="1"/></text:span></text:p>
          <text:p text:style-name="a586" text:class-names="" text:cond-style-name=""><text:span text:style-name="a585" text:class-names=""><text:s text:c="16"/>update deptsal <text:s text:c="10"/></text:span></text:p>
          <text:p text:style-name="a588" text:class-names="" text:cond-style-name=""><text:span text:style-name="a587" text:class-names=""><text:s text:c="16"/>set totalsalary = totalsalary + new.salary <text:s text:c="9"/></text:span></text:p>
          <text:p text:style-name="a590" text:class-names="" text:cond-style-name=""><text:span text:style-name="a589" text:class-names=""><text:s text:c="16"/>where dept_no = new.dept_no;<text:tab/> <text:s text:c="1"/></text:span></text:p>
          <text:p text:style-name="a592" text:class-names="" text:cond-style-name=""><text:span text:style-name="a591" text:class-names=""><text:s text:c="9"/>end if; <text:s text:c="5"/></text:span></text:p>
          <text:p text:style-name="a594" text:class-names="" text:cond-style-name=""><text:span text:style-name="a593" text:class-names="">end ; //</text:span></text:p>
          <text:p text:style-name="a596" text:class-names="" text:cond-style-name=""><text:span text:style-name="a595" text:class-names="">delimiter ;</text:span></text:p>
          <text:list text:style-name="a599">
            <text:list-item>
              <text:p text:style-name="a598" text:class-names="" text:cond-style-name=""><text:span text:style-name="a597" text:class-names="">The keyword new refers to the new row inserted<text:s text:c="1"/></text:span></text:p>
            </text:list-item>
          </text:list>
          <text:p text:style-name="a601" text:class-names="" text:cond-style-name=""><text:span text:style-name="a600" text:class-names=""/></text:p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605" draw:master-page-name="Master1-Layout7-blank-Blank" presentation:presentation-page-layout-name="Master1-PPL7" draw:id="Slide-264">
        <draw:frame draw:id="id79" presentation:style-name="a610" draw:name="Title 1" svg:x="0in" svg:y="0.05889in" svg:width="10in" svg:height="0.99306in" presentation:class="title" presentation:placeholder="false">
          <draw:text-box>
            <text:p text:style-name="a609" text:class-names="" text:cond-style-name=""><text:span text:style-name="a606" text:class-names="">Triggers Example continued</text:span><text:span text:style-name="a607" text:class-names=""><text:line-break/></text:span><text:span text:style-name="a608" text:class-names=""/></text:p>
          </draw:text-box>
          <svg:title/>
          <svg:desc/>
        </draw:frame>
        <draw:custom-shape svg:x="0in" svg:y="1.24675in" svg:width="12.93506in" svg:height="6.02493in" draw:id="id80" draw:style-name="a648" draw:name="Rectangle 2">
          <svg:title/>
          <svg:desc/>
          <text:list text:style-name="a613">
            <text:list-item>
              <text:p text:style-name="a612" text:class-names="" text:cond-style-name=""><text:span text:style-name="a611" text:class-names="">First lets update the deptsal table and set the totalsalry to 0<text:s text:c="1"/></text:span></text:p>
            </text:list-item>
          </text:list>
          <text:p text:style-name="a615" text:class-names="" text:cond-style-name=""><text:span text:style-name="a614" text:class-names="">update deptsal set totalsalary = 0;</text:span></text:p>
          <text:p text:style-name="a617" text:class-names="" text:cond-style-name=""><text:span text:style-name="a616" text:class-names=""/></text:p>
          <text:list text:style-name="a620">
            <text:list-item>
              <text:p text:style-name="a619" text:class-names="" text:cond-style-name=""><text:span text:style-name="a618" text:class-names="">Call the updateSalary procedure to calculate the totalsalary of all rows</text:span></text:p>
            </text:list-item>
          </text:list>
          <text:p text:style-name="a622" text:class-names="" text:cond-style-name=""><text:span text:style-name="a621" text:class-names="">call updateSalary();</text:span></text:p>
          <text:p text:style-name="a624" text:class-names="" text:cond-style-name=""><text:span text:style-name="a623" text:class-names=""/></text:p>
          <text:list text:style-name="a627">
            <text:list-item>
              <text:p text:style-name="a626" text:class-names="" text:cond-style-name=""><text:span text:style-name="a625" text:class-names="">Lets verify the totalsalary of each department in detpsal table the insert the following rows</text:span></text:p>
            </text:list-item>
          </text:list>
          <text:p text:style-name="a629" text:class-names="" text:cond-style-name=""><text:span text:style-name="a628" text:class-names="">insert into employee values (9, 'Fred', null, 1, 350000);</text:span></text:p>
          <text:p text:style-name="a631" text:class-names="" text:cond-style-name=""><text:span text:style-name="a630" text:class-names=""/></text:p>
          <text:list text:style-name="a634">
            <text:list-item>
              <text:p text:style-name="a633" text:class-names="" text:cond-style-name=""><text:span text:style-name="a632" text:class-names="">Now it time to verify if the trigger works</text:span></text:p>
            </text:list-item>
          </text:list>
          <text:p text:style-name="a636" text:class-names="" text:cond-style-name=""><text:span text:style-name="a635" text:class-names="">Select * from deptsal;</text:span></text:p>
          <text:p text:style-name="a638" text:class-names="" text:cond-style-name=""><text:span text:style-name="a637" text:class-names=""/></text:p>
          <text:list text:style-name="a643">
            <text:list-item>
              <text:p text:style-name="a642" text:class-names="" text:cond-style-name=""><text:span text:style-name="a639" text:class-names="">Try to insert an<text:s text:c="1"/></text:span><text:span text:style-name="a640" text:class-names="">o</text:span><text:span text:style-name="a641" text:class-names="">ther row and see what happens?</text:span></text:p>
            </text:list-item>
          </text:list>
          <text:p text:style-name="a645" text:class-names="" text:cond-style-name=""><text:span text:style-name="a644" text:class-names=""/></text:p>
          <text:p text:style-name="a647" text:class-names="" text:cond-style-name=""><text:span text:style-name="a646" text:class-names=""><text:s text:c="5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649" draw:master-page-name="Master1-Layout7-blank-Blank" presentation:presentation-page-layout-name="Master1-PPL7" draw:id="Slide-265">
        <draw:frame draw:id="id81" presentation:style-name="a653" draw:name="Title 1" svg:x="0in" svg:y="0.17535in" svg:width="10in" svg:height="0.99306in" presentation:class="title" presentation:placeholder="false">
          <draw:text-box>
            <text:p text:style-name="a652" text:class-names="" text:cond-style-name=""><text:span text:style-name="a650" text:class-names="">Triggers continued</text:span><text:span text:style-name="a651" text:class-names=""/></text:p>
          </draw:text-box>
          <svg:title/>
          <svg:desc/>
        </draw:frame>
        <draw:custom-shape svg:x="0in" svg:y="1.45455in" svg:width="12.74026in" svg:height="2.585in" draw:id="id82" draw:style-name="a683" draw:name="Rectangle 2">
          <svg:title/>
          <svg:desc/>
          <text:list text:style-name="a656">
            <text:list-item>
              <text:p text:style-name="a655" text:class-names="" text:cond-style-name=""><text:span text:style-name="a654" text:class-names="">Exercise:</text:span></text:p>
            </text:list-item>
          </text:list>
          <text:list text:style-name="a659">
            <text:list-item>
              <text:p text:style-name="a658" text:class-names="" text:cond-style-name=""><text:span text:style-name="a657" text:class-names=""/></text:p>
            </text:list-item>
          </text:list>
          <text:list text:style-name="a664">
            <text:list-item>
              <text:p text:style-name="a663" text:class-names="" text:cond-style-name=""><text:span text:style-name="a660" text:class-names="">Create a trigger to update the total salary of a department when an employee<text:s text:c="1"/></text:span><text:span text:style-name="a661" text:class-names="">row</text:span><text:span text:style-name="a662" text:class-names=""><text:s text:c="1"/>is modified.<text:s text:c="1"/></text:span></text:p>
            </text:list-item>
          </text:list>
          <text:list text:style-name="a670">
            <text:list-item>
              <text:p text:style-name="a669" text:class-names="" text:cond-style-name=""><text:span text:style-name="a665" text:class-names="">Try<text:s text:c="1"/></text:span><text:span text:style-name="a666" text:class-names="">modify a row in the employee table and verify the changes<text:s text:c="1"/></text:span><text:span text:style-name="a667" text:class-names="">in<text:s text:c="1"/></text:span><text:span text:style-name="a668" text:class-names="">totalsalary.</text:span></text:p>
            </text:list-item>
          </text:list>
          <text:list text:style-name="a673">
            <text:list-item>
              <text:p text:style-name="a672" text:class-names="" text:cond-style-name=""><text:span text:style-name="a671" text:class-names="">Create a trigger to update the total salary of a department when an employee tuple is deleted</text:span></text:p>
            </text:list-item>
          </text:list>
          <text:list text:style-name="a676">
            <text:list-item>
              <text:p text:style-name="a675" text:class-names="" text:cond-style-name=""><text:span text:style-name="a674" text:class-names="">Try to modify a row in the employee table and verify the changes in totalsalary.</text:span></text:p>
            </text:list-item>
          </text:list>
          <text:p text:style-name="a678" text:class-names="" text:cond-style-name=""><text:span text:style-name="a677" text:class-names=""/></text:p>
          <text:p text:style-name="a680" text:class-names="" text:cond-style-name=""><text:span text:style-name="a679" text:class-names=""/></text:p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.3.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6.3.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.3.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6.3.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6.3.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6.3.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6.3.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6.3.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6.3.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6.3.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6.3.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6.3.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ction and Tiggers</dc:title>
    <meta:initial-creator>abdel</meta:initial-creator>
    <dc:creator>Abdelaziz Ghazal</dc:creator>
    <meta:creation-date>2016-11-06T22:22:25Z</meta:creation-date>
    <dc:date>2017-03-16T11:10:46Z</dc:date>
    <meta:editing-cycles>5</meta:editing-cycles>
    <meta:editing-duration>PT6209S</meta:editing-duration>
    <meta:document-statistic meta:paragraph-count="104" meta:word-count="497"/>
  </office:meta>
</office:document-meta>
</file>